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4bbd9" officeooo:paragraph-rsid="0004bbd9" style:font-weight-asian="bold" style:font-weight-complex="bold"/>
    </style:style>
    <style:style style:name="P2" style:family="paragraph" style:parent-style-name="Standard">
      <style:text-properties fo:font-weight="normal" officeooo:rsid="0004bbd9" officeooo:paragraph-rsid="0004bbd9" style:font-weight-asian="normal" style:font-weight-complex="normal"/>
    </style:style>
    <style:style style:name="P3" style:family="paragraph" style:parent-style-name="Standard" style:list-style-name="L1">
      <style:text-properties fo:font-weight="normal" officeooo:rsid="0004bbd9" officeooo:paragraph-rsid="0004bbd9" style:font-weight-asian="normal" style:font-weight-complex="normal"/>
    </style:style>
    <style:style style:name="P4" style:family="paragraph" style:parent-style-name="Standard" style:list-style-name="L2">
      <style:text-properties fo:font-weight="normal" officeooo:rsid="0004bbd9" officeooo:paragraph-rsid="0004bbd9" style:font-weight-asian="normal" style:font-weight-complex="normal"/>
    </style:style>
    <style:style style:name="P5" style:family="paragraph" style:parent-style-name="Standard" style:list-style-name="L3">
      <style:text-properties fo:font-weight="normal" officeooo:rsid="0004bbd9" officeooo:paragraph-rsid="0004bbd9" style:font-weight-asian="normal" style:font-weight-complex="normal"/>
    </style:style>
    <style:style style:name="P6" style:family="paragraph" style:parent-style-name="Standard" style:list-style-name="L4">
      <style:text-properties fo:font-weight="normal" officeooo:rsid="0004bbd9" officeooo:paragraph-rsid="0004bbd9" style:font-weight-asian="normal" style:font-weight-complex="normal"/>
    </style:style>
    <style:style style:name="P7" style:family="paragraph" style:parent-style-name="Standard" style:list-style-name="L5">
      <style:text-properties fo:font-weight="normal" officeooo:rsid="0004bbd9" officeooo:paragraph-rsid="0004bbd9" style:font-weight-asian="normal" style:font-weight-complex="normal"/>
    </style:style>
    <style:style style:name="P8" style:family="paragraph" style:parent-style-name="Standard" style:list-style-name="L5">
      <style:text-properties fo:font-weight="normal" officeooo:rsid="00062a4e" officeooo:paragraph-rsid="00062a4e" style:font-weight-asian="normal" style:font-weight-complex="normal"/>
    </style:style>
    <style:style style:name="P9" style:family="paragraph" style:parent-style-name="Standard">
      <style:text-properties fo:font-weight="normal" officeooo:rsid="00062a4e" officeooo:paragraph-rsid="00062a4e" style:font-weight-asian="normal" style:font-weight-complex="normal"/>
    </style:style>
    <style:style style:name="P10" style:family="paragraph" style:parent-style-name="Standard" style:list-style-name="L6">
      <style:text-properties fo:font-weight="normal" officeooo:rsid="00062a4e" officeooo:paragraph-rsid="00062a4e" style:font-weight-asian="normal" style:font-weight-complex="normal"/>
    </style:style>
    <style:style style:name="P11" style:family="paragraph" style:parent-style-name="Standard" style:list-style-name="L7">
      <style:text-properties fo:font-weight="normal" officeooo:rsid="00062a4e" officeooo:paragraph-rsid="00062a4e" style:font-weight-asian="normal" style:font-weight-complex="normal"/>
    </style:style>
    <style:style style:name="P12" style:family="paragraph" style:parent-style-name="Standard" style:list-style-name="L8">
      <style:text-properties fo:font-weight="normal" officeooo:rsid="00062a4e" officeooo:paragraph-rsid="00062a4e" style:font-weight-asian="normal" style:font-weight-complex="normal"/>
    </style:style>
    <style:style style:name="P13" style:family="paragraph" style:parent-style-name="Standard" style:list-style-name="L9">
      <style:text-properties fo:font-weight="normal" officeooo:rsid="00062a4e" officeooo:paragraph-rsid="00062a4e" style:font-weight-asian="normal" style:font-weight-complex="normal"/>
    </style:style>
    <style:style style:name="P14" style:family="paragraph" style:parent-style-name="Standard" style:list-style-name="L10">
      <style:text-properties fo:font-weight="normal" officeooo:rsid="00062a4e" officeooo:paragraph-rsid="00062a4e" style:font-weight-asian="normal" style:font-weight-complex="normal"/>
    </style:style>
    <style:style style:name="P15" style:family="paragraph" style:parent-style-name="Standard" style:list-style-name="L10">
      <style:text-properties fo:font-weight="normal" officeooo:rsid="000805ab" officeooo:paragraph-rsid="000805ab" style:font-weight-asian="normal" style:font-weight-complex="normal"/>
    </style:style>
    <style:style style:name="P16" style:family="paragraph" style:parent-style-name="Standard">
      <style:text-properties fo:font-weight="normal" officeooo:rsid="000805ab" officeooo:paragraph-rsid="000805ab" style:font-weight-asian="normal" style:font-weight-complex="normal"/>
    </style:style>
    <style:style style:name="P17" style:family="paragraph" style:parent-style-name="Standard" style:list-style-name="L11">
      <style:text-properties fo:font-weight="normal" officeooo:rsid="000805ab" officeooo:paragraph-rsid="000805ab" style:font-weight-asian="normal" style:font-weight-complex="normal"/>
    </style:style>
    <style:style style:name="P18" style:family="paragraph" style:parent-style-name="Standard" style:list-style-name="L12">
      <style:text-properties fo:font-weight="normal" officeooo:rsid="000805ab" officeooo:paragraph-rsid="000805ab" style:font-weight-asian="normal" style:font-weight-complex="normal"/>
    </style:style>
    <style:style style:name="T1" style:family="text">
      <style:text-properties officeooo:rsid="00062a4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Kytice</text:p>
      <text:p text:style-name="P2">Kytice</text:p>
      <text:list xml:id="list8221809774398396785" text:style-name="L1">
        <text:list-item>
          <text:p text:style-name="P3">Vlastenecký nádech, dítě sbírá Mateří doušku</text:p>
        </text:list-item>
      </text:list>
      <text:p text:style-name="P2"/>
      <text:p text:style-name="P2">Poklad</text:p>
      <text:list xml:id="list7475281219757474591" text:style-name="L2">
        <text:list-item>
          <text:p text:style-name="P4">Společný motiv – malé dítě s přerušeným vztahem s matkou</text:p>
        </text:list-item>
        <text:list-item>
          <text:p text:style-name="P4">založena na legendě o otevírání jeskyň s poklady na Velký pátek</text:p>
        </text:list-item>
      </text:list>
      <text:p text:style-name="P2"/>
      <text:p text:style-name="P2">Svatební košile</text:p>
      <text:list xml:id="list1815881435002031690" text:style-name="L3">
        <text:list-item>
          <text:p text:style-name="P5">Spojitost s vrbou – proměna člověka v cosi jiného</text:p>
        </text:list-item>
      </text:list>
      <text:p text:style-name="P2"/>
      <text:p text:style-name="P2">Polednice</text:p>
      <text:list xml:id="list6433754023207104461" text:style-name="L4">
        <text:list-item>
          <text:p text:style-name="P6">Společný motiv s vodníkem – nadpřirozené bytosti</text:p>
        </text:list-item>
      </text:list>
      <text:p text:style-name="P2"/>
      <text:p text:style-name="P2">Zlatý kolovrat</text:p>
      <text:list xml:id="list5697327912644770953" text:style-name="L5">
        <text:list-item>
          <text:p text:style-name="P7">Končí pozitivně, <text:span text:style-name="T1">ne</text:span> jako balada</text:p>
        </text:list-item>
        <text:list-item>
          <text:p text:style-name="P8">2 dcery, jedna se má stát královnou, je zavražděna, je podstrčena druhá dcera</text:p>
        </text:list-item>
        <text:list-item>
          <text:p text:style-name="P8">Každý kus zlatého kolovratu vyměněn za část těla, sestavený kolovrat vyzradí podvodnici, podvodnice i matka roztrhány vlky, ta pravá dcera si vezme krále</text:p>
        </text:list-item>
        <text:list-item>
          <text:p text:style-name="P8">Spojitost se Záhořovým ložem – Pokání a Vina</text:p>
        </text:list-item>
      </text:list>
      <text:p text:style-name="P9"/>
      <text:p text:style-name="P9">Štědrý den</text:p>
      <text:list xml:id="list4352255877250837181" text:style-name="L6">
        <text:list-item>
          <text:p text:style-name="P10">Václav požádá svoji lásku Hanu o ruku a ona souhlasí</text:p>
        </text:list-item>
        <text:list-item>
          <text:p text:style-name="P10">Hana jde k jezeru s kamarádkou kouknout se do jezera kdo bude její vyvolený (budoucnost) a ona tam vidí Václava. Marie – kamarádka – Vidí rakev a pohřeb.</text:p>
        </text:list-item>
        <text:list-item>
          <text:p text:style-name="P10">K předpovědi dojde, panny se zamýšlejí nad tím, že ztratili 2 své sestry</text:p>
        </text:list-item>
        <text:list-item>
          <text:p text:style-name="P10">Spojitost s holoubkem – kontrast života a smrti (štěstí a neštěstí)</text:p>
        </text:list-item>
      </text:list>
      <text:p text:style-name="P9"/>
      <text:p text:style-name="P9">Holoubek</text:p>
      <text:list xml:id="list7910553744083857571" text:style-name="L7">
        <text:list-item>
          <text:p text:style-name="P11">při svatbě vdova manžela otráví</text:p>
        </text:list-item>
        <text:list-item>
          <text:p text:style-name="P11">Vdova neunese tíhu viny, utopí se</text:p>
        </text:list-item>
        <text:list-item>
          <text:p text:style-name="P11">Spojitost s Štědrým dnem – motiv vody, štěstí a neštěstí</text:p>
        </text:list-item>
      </text:list>
      <text:p text:style-name="P9"/>
      <text:p text:style-name="P9">Záhořovo Lože</text:p>
      <text:list xml:id="list2551918448646380128" text:style-name="L8">
        <text:list-item>
          <text:p text:style-name="P12">Záhoř je loupežník co zabíjí lidi</text:p>
        </text:list-item>
        <text:list-item>
          <text:p text:style-name="P12">Poutník mu řekne že půjde do pekla, poutník má jít do pekla a říct mu co na něj v pekle čeká</text:p>
        </text:list-item>
        <text:list-item>
          <text:p text:style-name="P12">Poutník se za rok vrátí a vypráví o Záhořově Loži a hrozných mukách</text:p>
          <text:list>
            <text:list-item>
              <text:p text:style-name="P12">Záhoř se zalekne, prosí o odpuštění</text:p>
            </text:list-item>
            <text:list-item>
              <text:p text:style-name="P12">Záhořův kyj zaražen do země Záhoř u něj má čekat</text:p>
            </text:list-item>
          </text:list>
        </text:list-item>
        <text:list-item>
          <text:p text:style-name="P12">Po 90 letech tam poutník-biskup najde Jabloň a Pařez</text:p>
        </text:list-item>
        <text:list-item>
          <text:p text:style-name="P12">Záhořovi je odpuštěno</text:p>
        </text:list-item>
        <text:list-item>
          <text:p text:style-name="P12">Biskup a Záhoř se promění v holubice</text:p>
        </text:list-item>
        <text:list-item>
          <text:p text:style-name="P12">Společný znak – Spolu se zlatým kolovratem končí pozitivně</text:p>
        </text:list-item>
      </text:list>
      <text:p text:style-name="P9"/>
      <text:p text:style-name="P9">Vodník</text:p>
      <text:list xml:id="list202552791775012820" text:style-name="L9">
        <text:list-item>
          <text:p text:style-name="P13">Spojitost s polednicí – Nadpřirozené postavy, matka zaviní smrt dítěte</text:p>
        </text:list-item>
      </text:list>
      <text:p text:style-name="P9"/>
      <text:p text:style-name="P9">Vrba</text:p>
      <text:list xml:id="list296885654718720517" text:style-name="L10">
        <text:list-item>
          <text:p text:style-name="P14">Příběh manžela a manželky, žena je v noci jako mrtvá, protože její duše přechází do vrby</text:p>
        </text:list-item>
        <text:list-item>
          <text:p text:style-name="P14"><text:soft-page-break/>Muž pokácí vrbu, žena umře, z vrby vyrobí kolíbku a píšťalku aby si matka dítě pochovala a aby dítě s matkou rozmlouvalo</text:p>
        </text:list-item>
        <text:list-item>
          <text:p text:style-name="P15">Spojitost – tajemno v noci</text:p>
        </text:list-item>
      </text:list>
      <text:p text:style-name="P16"/>
      <text:p text:style-name="P16">Dceřina Kletba</text:p>
      <text:list xml:id="list3828807710237310951" text:style-name="L11">
        <text:list-item>
          <text:p text:style-name="P17">Matka zabije své dítě, chce se oběsit, rozmlouvá s matkou, proklíná toho muže, oběsí se</text:p>
        </text:list-item>
        <text:list-item>
          <text:p text:style-name="P17">protibalada Poklad: společný vztah matky a dítěte, Matka toho lituje</text:p>
        </text:list-item>
      </text:list>
      <text:p text:style-name="P16"/>
      <text:p text:style-name="P16">Věštkyně</text:p>
      <text:list xml:id="list607001529515841159" text:style-name="L12">
        <text:list-item>
          <text:p text:style-name="P18">Čistě vlastenecká balada</text:p>
        </text:list-item>
        <text:list-item>
          <text:p text:style-name="P18">Libuše předpovídá budoucnost pro České země</text:p>
        </text:list-item>
        <text:list-item>
          <text:p text:style-name="P18">Protibalada – Kytice → vlastenectví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cs" fo:country="CZ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1T11:57:49.539794662</meta:creation-date>
    <dc:date>2018-02-21T12:29:31.278000790</dc:date>
    <meta:editing-duration>PT5M38S</meta:editing-duration>
    <meta:editing-cycles>1</meta:editing-cycles>
    <meta:document-statistic meta:table-count="0" meta:image-count="0" meta:object-count="0" meta:page-count="2" meta:paragraph-count="47" meta:word-count="391" meta:character-count="2185" meta:non-whitespace-character-count="1863"/>
    <meta:generator>LibreOffice/5.1.6.2$Linux_x86 LibreOffice_project/10m0$Build-2</meta:generator>
  </office:meta>
</office:document-meta>
</file>